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19pt"/>
    </style:style>
    <style:style style:name="co2" style:family="table-column">
      <style:table-column-properties fo:break-before="auto" style:column-width="19.81pt"/>
    </style:style>
    <style:style style:name="co3" style:family="table-column">
      <style:table-column-properties fo:break-before="auto" style:column-width="359.6pt"/>
    </style:style>
    <style:style style:name="co4" style:family="table-column">
      <style:table-column-properties fo:break-before="auto" style:column-width="300.3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 – 0805 – 84.5oh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dk.rs-online.com/web/p/overflademontering-faste-modstande/1464074/" xlink:type="simple">http://dk.rs-online.com/web/p/overflademontering-faste-modstande/1464074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 – 0805 – 2.7Koh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dk.rs-online.com/web/p/overflademontering-faste-modstande/7086256/" xlink:type="simple">http://dk.rs-online.com/web/p/overflademontering-faste-modstande/7086256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 – 0805 – 3Koh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dk.rs-online.com/web/p/overflademontering-faste-modstande/7086266/" xlink:type="simple">http://dk.rs-online.com/web/p/overflademontering-faste-modstande/7086266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 – 0805 – 45.3Koh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dk.rs-online.com/web/p/overflademontering-faste-modstande/7086622/" xlink:type="simple">http://dk.rs-online.com/web/p/overflademontering-faste-modstande/7086622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 – 0805 – 3.72Koh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dk.rs-online.com/web/p/overflademontering-faste-modstande/7086294/" xlink:type="simple">http://dk.rs-online.com/web/p/overflademontering-faste-modstande/7086294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 – 0805 – 348Oh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dk.rs-online.com/web/p/overflademontering-faste-modstande/7085982/" xlink:type="simple">http://dk.rs-online.com/web/p/overflademontering-faste-modstande/7085982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 – 0805 – 430Oh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dk.rs-online.com/web/p/overflademontering-faste-modstande/6791409/" xlink:type="simple">http://dk.rs-online.com/web/p/overflademontering-faste-modstande/6791409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 – 0805 – 120Oh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dk.rs-online.com/web/p/overflademontering-faste-modstande/2230304/" xlink:type="simple">http://dk.rs-online.com/web/p/overflademontering-faste-modstande/2230304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stack connec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dk.rs-online.com/web/p/printstiftlister/6159366/" xlink:type="simple">http://dk.rs-online.com/web/p/printstiftlister/6159366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 – 0805 – 11.5KOh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dk.rs-online.com/web/p/overflademontering-faste-modstande/6790844/" xlink:type="simple">http://dk.rs-online.com/web/p/overflademontering-faste-modstande/6790844/</text:a>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419.56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5:32:22.366288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5:31:56.147606913</meta:creation-date>
    <meta:generator>LibreOffice/5.1.6.2$Linux_X86_64 LibreOffice_project/10m0$Build-2</meta:generator>
    <dc:date>2017-10-23T16:03:29.358362403</dc:date>
    <meta:editing-duration>PT11M17S</meta:editing-duration>
    <meta:editing-cycles>3</meta:editing-cycles>
    <meta:document-statistic meta:table-count="1" meta:cell-count="33" meta:object-count="0"/>
  </office:meta>
</office:document-meta>
</file>